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0.7846in"/>
    </style:style>
    <style:style style:name="co3" style:family="table-column">
      <style:table-column-properties fo:break-before="auto" style:column-width="8.6764in"/>
    </style:style>
    <style:style style:name="ro1" style:family="table-row">
      <style:table-row-properties style:row-height="0.22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/>
      <style:text-properties fo:font-size="13pt" style:font-size-asian="13pt" style:font-size-complex="13pt"/>
    </style:style>
  </office:automatic-styles>
  <office:body>
    <office:spreadsheet>
      <table:table table:name="Test Scenarios" table:style-name="ta1" table:print="false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S.No</text:p>
          </table:table-cell>
          <table:table-cell table:style-name="ce3" office:value-type="string">
            <text:p>Test Scenari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Verify if the Page Title Name is “PARKING COST CALCULATOR” and it is displayed on the left corner of the application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Verify if there is a drop-down with label “Choose a Parking lot” is displayed with five different option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Verify if the user is able to select all five options on the “Choose a Parking lot” drop-down and one at a time.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Verify if the user is able to select the “input entry date and time” by clicking the Calendar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Verify if the user is able to select the “input leaving date and time” by clicking the Calendar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Verify if a new window opens when the calendar options was selected with the Calendar dates.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Verify if the user is able to select both “AM” and “PM” options and one at a time on both entry and leaving fields.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Verify if the selected dates from the calendar window is displayed on the “input entry date and time” field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Verify if the selected dates from the calendar window is displayed on the “input leaving date and time” field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Verify if the user is able to enter the input entry and leaving time manually. 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Verify if the correct dollar amount is getting displayed when the user clicks calculate button after providing all the inputs and also verify if it matches with the parking rat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Verify if the parking rates are displayed for all the types of parking rates <text:s/>as per the requirement.</text:p>
          </table:table-cell>
        </table:table-row>
        <table:table-row table:style-name="ro2" table:number-rows-repeated="104856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Things can be improved" table:style-name="ta1" table:print="false">
        <table:table-column table:style-name="co1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S.no</text:p>
          </table:table-cell>
          <table:table-cell table:style-name="ce3" office:value-type="string">
            <text:p>Things that can <text:s/>be Improved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itle can be placed on the centre of the page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ifferent colors can be given for all the topics and subtopic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alendar can be displayed on the same page instead of a new window.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alculate button can be placed above the dollar amount display.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alculate button size can be bigger with more bright colors on the background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alendar new window is not getting disappeared as and when the date is selected, user has to manually close it. This can be automatic</text:p>
          </table:table-cell>
        </table:table-row>
        <table:table-row table:style-name="ro2" table:number-rows-repeated="104856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5">06/05/2020</text:date>, <text:time>15:3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4:58:08.07</meta:creation-date>
    <dc:date>2020-06-05T15:34:30.06</dc:date>
    <meta:editing-duration>PT3M58S</meta:editing-duration>
    <meta:editing-cycles>1</meta:editing-cycles>
    <meta:document-statistic meta:table-count="3" meta:cell-count="40" meta:object-count="0"/>
    <meta:generator>OpenOffice/4.1.7$Win32 OpenOffice.org_project/417m1$Build-9800</meta:generator>
  </office:meta>
</office:document-meta>
</file>